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2_">B</text:span><text:span text:style-name="_31_0">y</text:span><text:span text:style-name="_31_1"> </text:span><text:span text:style-name="_34_">A</text:span><text:span text:style-name="_39_">.</text:span><text:span text:style-name="_31_1"> </text:span><text:span text:style-name="_32_">M</text:span><text:span text:style-name="_39_">.</text:span><text:span text:style-name="_31_1"> </text:span><text:span text:style-name="_33_">T</text:span><text:span text:style-name="_39_">u</text:span><text:span text:style-name="_31_4">r</text:span><text:span text:style-name="_32_">i</text:span><text:span text:style-name="_38_">n</text:span><text:span text:style-name="_31_3">g</text:span></text:p>
      <text:p text:style-name="P1"><text:span text:style-name="_32_">1</text:span><text:span text:style-name="_39_">.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I</text:span><text:span text:style-name="_31_3">m</text:span><text:span text:style-name="_35_">i</text:span><text:span text:style-name="_39_">t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G</text:span><text:span text:style-name="_33_">a</text:span><text:span text:style-name="_31_0">m</text:span><text:span text:style-name="_31_4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5_">T</text:span><text:span text:style-name="_38_">h</text:span><text:span text:style-name="_31_5">e</text:span><text:span text:style-name="_31_"> </text:span><text:span text:style-name="_31_0">n</text:span><text:span text:style-name="_31_4">e</text:span><text:span text:style-name="_32_">w</text:span><text:span text:style-name="_36_"> </text:span><text:span text:style-name="_31_5">f</text:span><text:span text:style-name="_33_">o</text:span><text:span text:style-name="_37_">r</text:span><text:span text:style-name="_31_2">m</text:span><text:span text:style-name="_31_"> </text:span><text:span text:style-name="_39_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p</text:span><text:span text:style-name="_33_">r</text:span><text:span text:style-name="_37_">o</text:span><text:span text:style-name="_31_3">b</text:span><text:span text:style-name="_32_">l</text:span><text:span text:style-name="_31_0">e</text:span><text:span text:style-name="_31_4">m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5">b</text:span><text:span text:style-name="_35_">e</text:span><text:span text:style-name="_36_"> </text:span><text:span text:style-name="_31_5">d</text:span><text:span text:style-name="_33_">e</text:span><text:span text:style-name="_39_">s</text:span><text:span text:style-name="_31_3">c</text:span><text:span text:style-name="_32_">r</text:span><text:span text:style-name="_39_">i</text:span><text:span text:style-name="_31_3">b</text:span><text:span text:style-name="_33_">e</text:span><text:span text:style-name="_38_">d</text:span><text:span text:style-name="_31_1"> </text:span><text:span text:style-name="_35_">i</text:span><text:span text:style-name="_38_">n</text:span><text:span text:style-name="_31_1"> </text:span><text:span text:style-name="_34_">t</text:span><text:span text:style-name="_39_">e</text:span><text:span text:style-name="_31_2">r</text:span><text:span text:style-name="_34_">m</text:span><text:span text:style-name="_31_0">s</text:span><text:span text:style-name="_31_1"> </text:span><text:span text:style-name="_32_">o</text:span><text:span text:style-name="_37_">f</text:span><text:span text:style-name="_31_1"> </text:span><text:span text:style-name="_34_">a</text:span><text:span text:style-name="_36_"> </text:span><text:span text:style-name="_31_4">g</text:span><text:span text:style-name="_32_">a</text:span><text:span text:style-name="_38_">m</text:span><text:span text:style-name="_31_3">e</text:span><text:span text:style-name="_31_"> </text:span><text:span text:style-name="_39_">w</text:span><text:span text:style-name="_31_3">h</text:span><text:span text:style-name="_32_">i</text:span><text:span text:style-name="_31_0">c</text:span><text:span text:style-name="_31_4">h</text:span><text:span text:style-name="_31_"> </text:span><text:span text:style-name="_37_">w</text:span><text:span text:style-name="_31_5">e</text:span><text:span text:style-name="_31_"> </text:span><text:span text:style-name="_31_0">c</text:span><text:span text:style-name="_31_4">a</text:span><text:span text:style-name="_35_">l</text:span><text:span text:style-name="_39_">l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'</text:span><text:span text:style-name="_31_3">i</text:span><text:span text:style-name="_35_">m</text:span><text:span text:style-name="_37_">i</text:span><text:span text:style-name="_31_5">t</text:span><text:span text:style-name="_32_">a</text:span><text:span text:style-name="_38_">t</text:span><text:span text:style-name="_31_3">i</text:span><text:span text:style-name="_33_">o</text:span><text:span text:style-name="_39_">n</text:span><text:span text:style-name="_31_1"> </text:span><text:span text:style-name="_33_">g</text:span><text:span text:style-name="_39_">a</text:span><text:span text:style-name="_31_5">m</text:span><text:span text:style-name="_34_">e</text:span><text:span text:style-name="_39_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9_">i</text:span><text:span text:style-name="_31_3">s</text:span><text:span text:style-name="_31_"> </text:span><text:span text:style-name="_39_">p</text:span><text:span text:style-name="_31_3">l</text:span><text:span text:style-name="_35_">a</text:span><text:span text:style-name="_37_">y</text:span><text:span text:style-name="_31_4">e</text:span><text:span text:style-name="_34_">d</text:span><text:span text:style-name="_36_"> </text:span><text:span text:style-name="_31_2">w</text:span><text:span text:style-name="_33_">i</text:span><text:span text:style-name="_37_">t</text:span><text:span text:style-name="_31_3">h</text:span><text:span text:style-name="_31_"> </text:span><text:span text:style-name="_37_">t</text:span><text:span text:style-name="_31_2">h</text:span><text:span text:style-name="_32_">r</text:span><text:span text:style-name="_37_">e</text:span><text:span text:style-name="_31_3">e</text:span><text:span text:style-name="_31_"> </text:span><text:span text:style-name="_31_0">p</text:span><text:span text:style-name="_31_2">e</text:span><text:span text:style-name="_34_">o</text:span><text:span text:style-name="_37_">p</text:span><text:span text:style-name="_31_5">l</text:span><text:span text:style-name="_35_">e</text:span><text:span text:style-name="_31_0">,</text:span><text:span text:style-name="_31_1"> </text:span><text:span text:style-name="_35_">a</text:span><text:span text:style-name="_36_"> </text:span><text:span text:style-name="_31_2">m</text:span><text:span text:style-name="_35_">a</text:span><text:span text:style-name="_37_">n</text:span><text:span text:style-name="_31_1"> </text:span><text:span text:style-name="_33_">(</text:span><text:span text:style-name="_31_0">A</text:span><text:span text:style-name="_31_4">)</text:span><text:span text:style-name="_32_">,</text:span><text:span text:style-name="_36_"> </text:span><text:span text:style-name="_31_5">a</text:span><text:span text:style-name="_31_"> </text:span><text:span text:style-name="_37_">w</text:span><text:span text:style-name="_31_4">o</text:span><text:span text:style-name="_33_">m</text:span><text:span text:style-name="_39_">a</text:span><text:span text:style-name="_31_2">n</text:span><text:span text:style-name="_31_"> </text:span><text:span text:style-name="_37_">(</text:span><text:span text:style-name="_31_5">B</text:span><text:span text:style-name="_33_">)</text:span><text:span text:style-name="_38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a</text:span><text:span text:style-name="_31_2">n</text:span><text:span text:style-name="_31_"> </text:span><text:span text:style-name="_37_">i</text:span><text:span text:style-name="_31_4">n</text:span><text:span text:style-name="_32_">t</text:span><text:span text:style-name="_37_">e</text:span><text:span text:style-name="_31_5">r</text:span><text:span text:style-name="_32_">r</text:span><text:span text:style-name="_38_">o</text:span><text:span text:style-name="_31_5">g</text:span><text:span text:style-name="_33_">a</text:span><text:span text:style-name="_38_">t</text:span><text:span text:style-name="_31_3">o</text:span><text:span text:style-name="_34_">r</text:span><text:span text:style-name="_36_"> </text:span><text:span text:style-name="_31_2">(</text:span><text:span text:style-name="_34_">C</text:span><text:span text:style-name="_38_">)</text:span><text:span text:style-name="_31_1"> </text:span><text:span text:style-name="_33_">w</text:span><text:span text:style-name="_31_0">h</text:span><text:span text:style-name="_31_2">o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b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4">e</text:span><text:span text:style-name="_35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5_">s</text:span><text:span text:style-name="_38_">e</text:span><text:span text:style-name="_31_4">x</text:span><text:span text:style-name="_32_">.</text:span><text:span text:style-name="_36_"> </text:span><text:span text:style-name="_31_2">T</text:span><text:span text:style-name="_35_">h</text:span><text:span text:style-name="_38_">e</text:span><text:span text:style-name="_31_1"> </text:span><text:span text:style-name="_35_">i</text:span><text:span text:style-name="_39_">n</text:span><text:span text:style-name="_31_5">t</text:span><text:span text:style-name="_34_">e</text:span><text:span text:style-name="_31_0">r</text:span><text:span text:style-name="_31_2">r</text:span><text:span text:style-name="_35_">o</text:span><text:span text:style-name="_37_">g</text:span><text:span text:style-name="_31_3">a</text:span><text:span text:style-name="_35_">t</text:span><text:span text:style-name="_37_">o</text:span><text:span text:style-name="_31_5">r</text:span><text:span text:style-name="_31_"> </text:span><text:span text:style-name="_37_">s</text:span><text:span text:style-name="_31_3">t</text:span><text:span text:style-name="_33_">a</text:span><text:span text:style-name="_39_">y</text:span><text:span text:style-name="_31_2">s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1"> </text:span><text:span text:style-name="_34_">r</text:span><text:span text:style-name="_38_">o</text:span><text:span text:style-name="_31_2">o</text:span><text:span text:style-name="_32_">m</text:span><text:span text:style-name="_36_"> </text:span><text:span text:style-name="_31_2">a</text:span><text:span text:style-name="_35_">p</text:span><text:span text:style-name="_38_">a</text:span><text:span text:style-name="_31_2">r</text:span><text:span text:style-name="_32_">t</text:span><text:span text:style-name="_36_"> </text:span><text:span text:style-name="_31_3">f</text:span><text:span text:style-name="_32_">r</text:span><text:span text:style-name="_39_">o</text:span><text:span text:style-name="_31_3">n</text:span><text:span text:style-name="_34_">t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o</text:span><text:span text:style-name="_39_">t</text:span><text:span text:style-name="_31_2">h</text:span><text:span text:style-name="_34_">e</text:span><text:span text:style-name="_31_0">r</text:span><text:span text:style-name="_31_1"> </text:span><text:span text:style-name="_32_">t</text:span><text:span text:style-name="_39_">w</text:span><text:span text:style-name="_31_5">o</text:span><text:span text:style-name="_34_">.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o</text:span><text:span text:style-name="_31_0">b</text:span><text:span text:style-name="_31_2">j</text:span><text:span text:style-name="_34_">e</text:span><text:span text:style-name="_37_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g</text:span><text:span text:style-name="_34_">a</text:span><text:span text:style-name="_39_">m</text:span><text:span text:style-name="_31_3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i</text:span><text:span text:style-name="_31_0">n</text:span><text:span text:style-name="_31_5">t</text:span><text:span text:style-name="_35_">e</text:span><text:span text:style-name="_31_0">r</text:span><text:span text:style-name="_31_2">r</text:span><text:span text:style-name="_32_">o</text:span><text:span text:style-name="_39_">g</text:span><text:span text:style-name="_31_4">a</text:span><text:span text:style-name="_32_">t</text:span><text:span text:style-name="_37_">o</text:span><text:span text:style-name="_31_2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3">o</text:span><text:span text:style-name="_31_"> </text:span><text:span text:style-name="_37_">d</text:span><text:span text:style-name="_31_4">e</text:span><text:span text:style-name="_32_">t</text:span><text:span text:style-name="_37_">e</text:span><text:span text:style-name="_31_5">r</text:span><text:span text:style-name="_34_">m</text:span><text:span text:style-name="_39_">i</text:span><text:span text:style-name="_31_5">n</text:span><text:span text:style-name="_34_">e</text:span><text:span text:style-name="_36_"> </text:span><text:span text:style-name="_31_4">w</text:span><text:span text:style-name="_32_">h</text:span><text:span text:style-name="_39_">i</text:span><text:span text:style-name="_31_5">c</text:span><text:span text:style-name="_32_">h</text:span><text:span text:style-name="_36_"> </text:span><text:span text:style-name="_31_5">o</text:span><text:span text:style-name="_34_">f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o</text:span><text:span text:style-name="_39_">t</text:span><text:span text:style-name="_31_4">h</text:span><text:span text:style-name="_32_">e</text:span><text:span text:style-name="_39_">r</text:span><text:span text:style-name="_31_1"> </text:span><text:span text:style-name="_32_">t</text:span><text:span text:style-name="_38_">w</text:span><text:span text:style-name="_31_5">o</text:span><text:span text:style-name="_31_"> </text:span><text:span text:style-name="_38_">i</text:span><text:span text:style-name="_31_5">s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w</text:span><text:span text:style-name="_31_4">h</text:span><text:span text:style-name="_34_">i</text:span><text:span text:style-name="_31_0">c</text:span><text:span text:style-name="_31_4">h</text:span><text:span text:style-name="_31_"> </text:span><text:span text:style-name="_39_">i</text:span><text:span text:style-name="_31_2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w</text:span><text:span text:style-name="_35_">o</text:span><text:span text:style-name="_39_">m</text:span><text:span text:style-name="_31_2">a</text:span><text:span text:style-name="_32_">n</text:span><text:span text:style-name="_37_">.</text:span><text:span text:style-name="_31_1"> </text:span><text:span text:style-name="_32_">H</text:span><text:span text:style-name="_38_">e</text:span><text:span text:style-name="_31_1"> </text:span><text:span text:style-name="_35_">k</text:span><text:span text:style-name="_39_">n</text:span><text:span text:style-name="_31_2">o</text:span><text:span text:style-name="_32_">w</text:span><text:span text:style-name="_31_0">s</text:span><text:span text:style-name="_31_1"> </text:span><text:span text:style-name="_35_">t</text:span><text:span text:style-name="_31_0">h</text:span><text:span text:style-name="_31_3">e</text:span><text:span text:style-name="_33_">m</text:span><text:span text:style-name="_36_"> </text:span><text:span text:style-name="_31_5">b</text:span><text:span text:style-name="_33_">y</text:span><text:span text:style-name="_36_"> </text:span><text:span text:style-name="_31_5">l</text:span><text:span text:style-name="_35_">a</text:span><text:span text:style-name="_38_">b</text:span><text:span text:style-name="_31_2">e</text:span><text:span text:style-name="_35_">l</text:span><text:span text:style-name="_31_0">s</text:span><text:span text:style-name="_31_1"> </text:span><text:span text:style-name="_34_">X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Y</text:span><text:span text:style-name="_31_0">,</text:span><text:span text:style-name="_31_1"> </text:span><text:span text:style-name="_34_">a</text:span><text:span text:style-name="_39_">n</text:span><text:span text:style-name="_31_3">d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2">e</text:span><text:span text:style-name="_35_">n</text:span><text:span text:style-name="_38_">d</text:span><text:span text:style-name="_31_1"> </text:span><text:span text:style-name="_33_">o</text:span><text:span text:style-name="_37_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g</text:span><text:span text:style-name="_31_3">a</text:span><text:span text:style-name="_33_">m</text:span><text:span text:style-name="_39_">e</text:span><text:span text:style-name="_31_1"> 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4">y</text:span><text:span text:style-name="_33_">s</text:span><text:span text:style-name="_36_"> </text:span><text:span text:style-name="_31_5">e</text:span><text:span text:style-name="_33_">i</text:span><text:span text:style-name="_37_">t</text:span><text:span text:style-name="_31_2">h</text:span><text:span text:style-name="_35_">e</text:span><text:span text:style-name="_37_">r</text:span><text:span text:style-name="_31_1"> </text:span><text:span text:style-name="_34_">"</text:span><text:span text:style-name="_38_">X</text:span><text:span text:style-name="_31_1"> </text:span><text:span text:style-name="_34_">i</text:span><text:span text:style-name="_39_">s</text:span><text:span text:style-name="_31_1"> </text:span><text:span text:style-name="_35_">A</text:span><text:span text:style-name="_36_"> </text:span><text:span text:style-name="_31_5">a</text:span><text:span text:style-name="_32_">n</text:span><text:span text:style-name="_38_">d</text:span><text:span text:style-name="_31_1"> </text:span><text:span text:style-name="_32_">Y</text:span><text:span text:style-name="_36_"> </text:span><text:span text:style-name="_31_5">i</text:span><text:span text:style-name="_33_">s</text:span><text:span text:style-name="_36_"> </text:span><text:span text:style-name="_31_4">B</text:span><text:span text:style-name="_32_">"</text:span><text:span text:style-name="_36_"> </text:span><text:span text:style-name="_31_2">o</text:span><text:span text:style-name="_34_">r</text:span><text:span text:style-name="_36_"> </text:span><text:span text:style-name="_31_4">"</text:span><text:span text:style-name="_32_">X</text:span><text:span text:style-name="_36_"> </text:span><text:span text:style-name="_31_2">i</text:span><text:span text:style-name="_33_">s</text:span><text:span text:style-name="_36_"> </text:span><text:span text:style-name="_31_4">B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3">Y</text:span><text:span text:style-name="_31_"> </text:span><text:span text:style-name="_31_0">i</text:span><text:span text:style-name="_31_3">s</text:span><text:span text:style-name="_31_"> </text:span><text:span text:style-name="_31_0">A</text:span><text:span text:style-name="_31_5">.</text:span><text:span text:style-name="_32_">"</text:span><text:span text:style-name="_36_"> </text:span><text:span text:style-name="_31_2">T</text:span><text:span text:style-name="_32_">h</text:span><text:span text:style-name="_39_">e</text:span><text:span text:style-name="_31_1"> </text:span><text:span text:style-name="_35_">i</text:span><text:span text:style-name="_39_">n</text:span><text:span text:style-name="_31_3">t</text:span><text:span text:style-name="_33_">e</text:span><text:span text:style-name="_38_">r</text:span><text:span text:style-name="_31_2">r</text:span><text:span text:style-name="_32_">o</text:span><text:span text:style-name="_31_0">g</text:span><text:span text:style-name="_31_2">a</text:span><text:span text:style-name="_34_">t</text:span><text:span text:style-name="_39_">o</text:span><text:span text:style-name="_31_5">r</text:span><text:span text:style-name="_31_"> </text:span><text:span text:style-name="_31_0">i</text:span><text:span text:style-name="_31_4">s</text:span><text:span text:style-name="_31_"> </text:span><text:span text:style-name="_38_">a</text:span><text:span text:style-name="_31_3">l</text:span><text:span text:style-name="_35_">l</text:span><text:span text:style-name="_38_">o</text:span><text:span text:style-name="_31_5">w</text:span><text:span text:style-name="_35_">e</text:span><text:span text:style-name="_31_0">d</text:span><text:span text:style-name="_31_1"> </text:span><text:span text:style-name="_32_">t</text:span><text:span text:style-name="_37_">o</text:span><text:span text:style-name="_31_1"> </text:span><text:span text:style-name="_32_">p</text:span><text:span text:style-name="_39_">u</text:span><text:span text:style-name="_31_5">t</text:span><text:span text:style-name="_31_"> </text:span><text:span text:style-name="_31_0">q</text:span><text:span text:style-name="_31_3">u</text:span><text:span text:style-name="_32_">e</text:span><text:span text:style-name="_31_0">s</text:span><text:span text:style-name="_31_2">t</text:span><text:span text:style-name="_34_">i</text:span><text:span text:style-name="_39_">o</text:span><text:span text:style-name="_31_2">n</text:span><text:span text:style-name="_34_">s</text:span><text:span text:style-name="_36_"> </text:span><text:span text:style-name="_31_4">t</text:span><text:span text:style-name="_34_">o</text:span><text:span text:style-name="_36_"> </text:span><text:span text:style-name="_31_3">A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4">B</text:span><text:span text:style-name="_31_"> </text:span><text:span text:style-name="_39_">t</text:span><text:span text:style-name="_31_5">h</text:span><text:span text:style-name="_34_">u</text:span><text:span text:style-name="_31_0">s</text:span><text:span text:style-name="_31_4">:</text:span></text:p>
      <text:p text:style-name="P1"><text:span text:style-name="_32_">C</text:span><text:span text:style-name="_31_0">:</text:span><text:span text:style-name="_31_1"> </text:span><text:span text:style-name="_35_">W</text:span><text:span text:style-name="_37_">i</text:span><text:span text:style-name="_31_3">l</text:span><text:span text:style-name="_34_">l</text:span><text:span text:style-name="_36_"> </text:span><text:span text:style-name="_31_2">X</text:span><text:span text:style-name="_31_"> </text:span><text:span text:style-name="_37_">p</text:span><text:span text:style-name="_31_4">l</text:span><text:span text:style-name="_32_">e</text:span><text:span text:style-name="_31_0">a</text:span><text:span text:style-name="_31_4">s</text:span><text:span text:style-name="_35_">e</text:span><text:span text:style-name="_36_"> </text:span><text:span text:style-name="_31_3">t</text:span><text:span text:style-name="_32_">e</text:span><text:span text:style-name="_37_">l</text:span><text:span text:style-name="_31_4">l</text:span><text:span text:style-name="_31_"> </text:span><text:span text:style-name="_38_">m</text:span><text:span text:style-name="_31_4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5">l</text:span><text:span text:style-name="_35_">e</text:span><text:span text:style-name="_37_">n</text:span><text:span text:style-name="_31_2">g</text:span><text:span text:style-name="_35_">t</text:span><text:span text:style-name="_39_">h</text:span><text:span text:style-name="_31_1"> </text:span><text:span text:style-name="_32_">o</text:span><text:span text:style-name="_39_">f</text:span><text:span text:style-name="_31_1"> </text:span><text:span text:style-name="_33_">h</text:span><text:span text:style-name="_31_0">i</text:span><text:span text:style-name="_31_3">s</text:span><text:span text:style-name="_31_"> </text:span><text:span text:style-name="_38_">o</text:span><text:span text:style-name="_31_5">r</text:span><text:span text:style-name="_31_"> </text:span><text:span text:style-name="_31_0">h</text:span><text:span text:style-name="_31_4">e</text:span><text:span text:style-name="_35_">r</text:span><text:span text:style-name="_36_"> </text:span><text:span text:style-name="_31_3">h</text:span><text:span text:style-name="_33_">a</text:span><text:span text:style-name="_38_">i</text:span><text:span text:style-name="_31_3">r</text:span><text:span text:style-name="_33_">?</text:span></text:p>
      <text:p text:style-name="P1"><text:span text:style-name="_32_">N</text:span><text:span text:style-name="_31_0">o</text:span><text:span text:style-name="_31_5">w</text:span><text:span text:style-name="_31_"> </text:span><text:span text:style-name="_37_">s</text:span><text:span text:style-name="_31_4">u</text:span><text:span text:style-name="_32_">p</text:span><text:span text:style-name="_38_">p</text:span><text:span text:style-name="_31_2">o</text:span><text:span text:style-name="_34_">s</text:span><text:span text:style-name="_38_">e</text:span><text:span text:style-name="_31_1"> </text:span><text:span text:style-name="_33_">X</text:span><text:span text:style-name="_36_"> </text:span><text:span text:style-name="_31_5">i</text:span><text:span text:style-name="_35_">s</text:span><text:span text:style-name="_36_"> </text:span><text:span text:style-name="_31_5">a</text:span><text:span text:style-name="_34_">c</text:span><text:span text:style-name="_38_">t</text:span><text:span text:style-name="_31_2">u</text:span><text:span text:style-name="_33_">a</text:span><text:span text:style-name="_38_">l</text:span><text:span text:style-name="_31_2">l</text:span><text:span text:style-name="_33_">y</text:span><text:span text:style-name="_36_"> </text:span><text:span text:style-name="_31_3">A</text:span><text:span text:style-name="_35_">,</text:span><text:span text:style-name="_36_"> </text:span><text:span text:style-name="_31_2">t</text:span><text:span text:style-name="_32_">h</text:span><text:span text:style-name="_37_">e</text:span><text:span text:style-name="_31_2">n</text:span><text:span text:style-name="_31_"> </text:span><text:span text:style-name="_37_">A</text:span><text:span text:style-name="_31_1"> </text:span><text:span text:style-name="_35_">m</text:span><text:span text:style-name="_39_">u</text:span><text:span text:style-name="_31_3">s</text:span><text:span text:style-name="_35_">t</text:span><text:span text:style-name="_36_"> </text:span><text:span text:style-name="_31_4">a</text:span><text:span text:style-name="_33_">n</text:span><text:span text:style-name="_37_">s</text:span><text:span text:style-name="_31_5">w</text:span><text:span text:style-name="_34_">e</text:span><text:span text:style-name="_37_">r</text:span><text:span text:style-name="_31_2">.</text:span><text:span text:style-name="_31_"> </text:span><text:span text:style-name="_37_">I</text:span><text:span text:style-name="_31_2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'</text:span><text:span text:style-name="_35_">s</text:span><text:span text:style-name="_36_"> </text:span><text:span text:style-name="_31_2">o</text:span><text:span text:style-name="_35_">b</text:span><text:span text:style-name="_39_">j</text:span><text:span text:style-name="_31_4">e</text:span><text:span text:style-name="_34_">c</text:span><text:span text:style-name="_38_">t</text:span><text:span text:style-name="_31_1"> </text:span><text:span text:style-name="_32_">i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t</text:span><text:span text:style-name="_38_">o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4">c</text:span><text:span text:style-name="_33_">a</text:span><text:span text:style-name="_38_">u</text:span><text:span text:style-name="_31_5">s</text:span><text:span text:style-name="_33_">e</text:span><text:span text:style-name="_36_"> </text:span><text:span text:style-name="_31_3">C</text:span><text:span text:style-name="_31_"> </text:span><text:span text:style-name="_37_">t</text:span><text:span text:style-name="_31_4">o</text:span><text:span text:style-name="_31_"> </text:span><text:span text:style-name="_37_">m</text:span><text:span text:style-name="_31_5">a</text:span><text:span text:style-name="_34_">k</text:span><text:span text:style-name="_38_">e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w</text:span><text:span text:style-name="_31_3">r</text:span><text:span text:style-name="_32_">o</text:span><text:span text:style-name="_38_">n</text:span><text:span text:style-name="_31_5">g</text:span><text:span text:style-name="_31_"> </text:span><text:span text:style-name="_31_0">i</text:span><text:span text:style-name="_31_3">d</text:span><text:span text:style-name="_34_">e</text:span><text:span text:style-name="_39_">n</text:span><text:span text:style-name="_31_2">t</text:span><text:span text:style-name="_34_">i</text:span><text:span text:style-name="_38_">f</text:span><text:span text:style-name="_31_4">i</text:span><text:span text:style-name="_35_">c</text:span><text:span text:style-name="_31_0">a</text:span><text:span text:style-name="_31_2">t</text:span><text:span text:style-name="_33_">i</text:span><text:span text:style-name="_39_">o</text:span><text:span text:style-name="_31_2">n</text:span><text:span text:style-name="_32_">.</text:span><text:span text:style-name="_36_"> </text:span><text:span text:style-name="_31_3">H</text:span><text:span text:style-name="_33_">i</text:span><text:span text:style-name="_37_">s</text:span><text:span text:style-name="_31_1"> </text:span><text:span text:style-name="_35_">a</text:span><text:span text:style-name="_37_">n</text:span><text:span text:style-name="_31_5">s</text:span><text:span text:style-name="_32_">w</text:span><text:span text:style-name="_38_">e</text:span><text:span text:style-name="_31_4">r</text:span><text:span text:style-name="_31_"> </text:span><text:span text:style-name="_39_">m</text:span><text:span text:style-name="_31_2">i</text:span><text:span text:style-name="_32_">g</text:span><text:span text:style-name="_39_">h</text:span><text:span text:style-name="_31_2">t</text:span><text:span text:style-name="_31_"> </text:span><text:span text:style-name="_38_">t</text:span><text:span text:style-name="_31_2">h</text:span><text:span text:style-name="_33_">e</text:span><text:span text:style-name="_37_">r</text:span><text:span text:style-name="_31_4">e</text:span><text:span text:style-name="_34_">f</text:span><text:span text:style-name="_31_0">o</text:span><text:span text:style-name="_31_5">r</text:span><text:span text:style-name="_32_">e</text:span><text:span text:style-name="_36_"> </text:span><text:span text:style-name="_31_3">b</text:span><text:span text:style-name="_33_">e</text:span><text:span text:style-name="_38_">:</text:span></text:p>
      <text:p text:style-name="P1"><text:span text:style-name="_32_">"</text:span><text:span text:style-name="_39_">M</text:span><text:span text:style-name="_31_4">y</text:span><text:span text:style-name="_31_"> </text:span><text:span text:style-name="_37_">h</text:span><text:span text:style-name="_31_5">a</text:span><text:span text:style-name="_32_">i</text:span><text:span text:style-name="_37_">r</text:span><text:span text:style-name="_31_1"> </text:span><text:span text:style-name="_33_">i</text:span><text:span text:style-name="_31_0">s</text:span><text:span text:style-name="_31_1"> </text:span><text:span text:style-name="_32_">s</text:span><text:span text:style-name="_37_">h</text:span><text:span text:style-name="_31_2">i</text:span><text:span text:style-name="_35_">n</text:span><text:span text:style-name="_37_">g</text:span><text:span text:style-name="_31_3">l</text:span><text:span text:style-name="_35_">e</text:span><text:span text:style-name="_31_0">d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l</text:span><text:span text:style-name="_31_0">o</text:span><text:span text:style-name="_31_4">n</text:span><text:span text:style-name="_35_">g</text:span><text:span text:style-name="_38_">e</text:span><text:span text:style-name="_31_5">s</text:span><text:span text:style-name="_34_">t</text:span><text:span text:style-name="_36_"> </text:span><text:span text:style-name="_31_2">s</text:span><text:span text:style-name="_34_">t</text:span><text:span text:style-name="_38_">r</text:span><text:span text:style-name="_31_4">a</text:span><text:span text:style-name="_35_">n</text:span><text:span text:style-name="_38_">d</text:span><text:span text:style-name="_31_4">s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a</text:span><text:span text:style-name="_32_">b</text:span><text:span text:style-name="_37_">o</text:span><text:span text:style-name="_31_3">u</text:span><text:span text:style-name="_33_">t</text:span><text:span text:style-name="_36_"> </text:span><text:span text:style-name="_31_3">n</text:span><text:span text:style-name="_33_">i</text:span><text:span text:style-name="_31_0">n</text:span><text:span text:style-name="_31_2">e</text:span><text:span text:style-name="_31_"> </text:span><text:span text:style-name="_38_">i</text:span><text:span text:style-name="_31_2">n</text:span><text:span text:style-name="_32_">c</text:span><text:span text:style-name="_37_">h</text:span><text:span text:style-name="_31_4">e</text:span><text:span text:style-name="_32_">s</text:span><text:span text:style-name="_36_"> </text:span><text:span text:style-name="_31_5">l</text:span><text:span text:style-name="_33_">o</text:span><text:span text:style-name="_31_0">n</text:span><text:span text:style-name="_31_4">g</text:span><text:span text:style-name="_32_">.</text:span><text:span text:style-name="_37_">"</text:span></text:p>
      <text:p text:style-name="P1"><text:span text:style-name="_34_">I</text:span><text:span text:style-name="_31_0">n</text:span><text:span text:style-name="_31_1"> </text:span><text:span text:style-name="_33_">o</text:span><text:span text:style-name="_38_">r</text:span><text:span text:style-name="_31_5">d</text:span><text:span text:style-name="_33_">e</text:span><text:span text:style-name="_31_0">r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4">t</text:span><text:span text:style-name="_32_">o</text:span><text:span text:style-name="_31_0">n</text:span><text:span text:style-name="_31_5">e</text:span><text:span text:style-name="_35_">s</text:span><text:span text:style-name="_36_"> </text:span><text:span text:style-name="_31_5">o</text:span><text:span text:style-name="_35_">f</text:span><text:span text:style-name="_36_"> </text:span><text:span text:style-name="_31_4">v</text:span><text:span text:style-name="_35_">o</text:span><text:span text:style-name="_38_">i</text:span><text:span text:style-name="_31_2">c</text:span><text:span text:style-name="_34_">e</text:span><text:span text:style-name="_36_"> </text:span><text:span text:style-name="_31_5">m</text:span><text:span text:style-name="_34_">a</text:span><text:span text:style-name="_38_">y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3">e</text:span><text:span text:style-name="_35_">l</text:span><text:span text:style-name="_39_">p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i</text:span><text:span text:style-name="_31_5">n</text:span><text:span text:style-name="_33_">t</text:span><text:span text:style-name="_39_">e</text:span><text:span text:style-name="_31_3">r</text:span><text:span text:style-name="_34_">r</text:span><text:span text:style-name="_31_0">o</text:span><text:span text:style-name="_31_2">g</text:span><text:span text:style-name="_32_">a</text:span><text:span text:style-name="_37_">t</text:span><text:span text:style-name="_31_4">o</text:span><text:span text:style-name="_32_">r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n</text:span><text:span text:style-name="_31_4">s</text:span><text:span text:style-name="_34_">w</text:span><text:span text:style-name="_31_0">e</text:span><text:span text:style-name="_31_2">r</text:span><text:span text:style-name="_34_">s</text:span><text:span text:style-name="_36_"> </text:span><text:span text:style-name="_31_2">s</text:span><text:span text:style-name="_32_">h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b</text:span><text:span text:style-name="_38_">e</text:span><text:span text:style-name="_31_1"> </text:span><text:span text:style-name="_35_">w</text:span><text:span text:style-name="_37_">r</text:span><text:span text:style-name="_31_5">i</text:span><text:span text:style-name="_33_">t</text:span><text:span text:style-name="_37_">t</text:span><text:span text:style-name="_31_5">e</text:span><text:span text:style-name="_34_">n</text:span><text:span text:style-name="_31_0">,</text:span><text:span text:style-name="_31_1"> </text:span><text:span text:style-name="_34_">o</text:span><text:span text:style-name="_38_">r</text:span><text:span text:style-name="_31_1"> </text:span><text:span text:style-name="_32_">b</text:span><text:span text:style-name="_39_">e</text:span><text:span text:style-name="_31_4">t</text:span><text:span text:style-name="_32_">t</text:span><text:span text:style-name="_39_">e</text:span><text:span text:style-name="_31_2">r</text:span><text:span text:style-name="_31_"> </text:span><text:span text:style-name="_31_0">s</text:span><text:span text:style-name="_31_2">t</text:span><text:span text:style-name="_35_">i</text:span><text:span text:style-name="_38_">l</text:span><text:span text:style-name="_31_3">l</text:span><text:span text:style-name="_32_">,</text:span><text:span text:style-name="_36_"> </text:span><text:span text:style-name="_31_2">t</text:span><text:span text:style-name="_35_">y</text:span><text:span text:style-name="_39_">p</text:span><text:span text:style-name="_31_4">e</text:span><text:span text:style-name="_34_">w</text:span><text:span text:style-name="_39_">r</text:span><text:span text:style-name="_31_3">i</text:span><text:span text:style-name="_33_">t</text:span><text:span text:style-name="_31_0">t</text:span><text:span text:style-name="_31_5">e</text:span><text:span text:style-name="_34_">n</text:span><text:span text:style-name="_39_">.</text:span><text:span text:style-name="_31_1"> </text:span><text:span text:style-name="_34_">T</text:span><text:span text:style-name="_37_">h</text:span><text:span text:style-name="_31_3">e</text:span><text:span text:style-name="_31_"> </text:span><text:span text:style-name="_31_0">i</text:span><text:span text:style-name="_31_2">d</text:span><text:span text:style-name="_34_">e</text:span><text:span text:style-name="_37_">a</text:span><text:span text:style-name="_31_4">l</text:span><text:span text:style-name="_31_"> </text:span><text:span text:style-name="_39_">a</text:span><text:span text:style-name="_31_3">r</text:span><text:span text:style-name="_35_">r</text:span><text:span text:style-name="_37_">a</text:span><text:span text:style-name="_31_5">n</text:span><text:span text:style-name="_32_">g</text:span><text:span text:style-name="_37_">e</text:span><text:span text:style-name="_31_3">m</text:span><text:span text:style-name="_34_">e</text:span><text:span text:style-name="_38_">n</text:span><text:span text:style-name="_31_5">t</text:span><text:span text:style-name="_31_"> </text:span><text:span text:style-name="_38_">i</text:span><text:span text:style-name="_31_2">s</text:span><text:span text:style-name="_31_"> </text:span><text:span text:style-name="_39_">t</text:span><text:span text:style-name="_31_2">o</text:span><text:span text:style-name="_31_"> </text:span><text:span text:style-name="_31_0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6_"> </text:span><text:span text:style-name="_31_5">t</text:span><text:span text:style-name="_35_">e</text:span><text:span text:style-name="_38_">l</text:span><text:span text:style-name="_31_5">e</text:span><text:span text:style-name="_33_">p</text:span><text:span text:style-name="_38_">r</text:span><text:span text:style-name="_31_2">i</text:span><text:span text:style-name="_34_">n</text:span><text:span text:style-name="_38_">t</text:span><text:span text:style-name="_31_4">e</text:span><text:span text:style-name="_33_">r</text:span><text:span text:style-name="_36_"> </text:span><text:span text:style-name="_31_4">c</text:span><text:span text:style-name="_35_">o</text:span><text:span text:style-name="_38_">m</text:span><text:span text:style-name="_31_2">m</text:span><text:span text:style-name="_33_">u</text:span><text:span text:style-name="_31_0">n</text:span><text:span text:style-name="_31_4">i</text:span><text:span text:style-name="_34_">c</text:span><text:span text:style-name="_38_">a</text:span><text:span text:style-name="_31_3">t</text:span><text:span text:style-name="_34_">i</text:span><text:span text:style-name="_38_">n</text:span><text:span text:style-name="_31_2">g</text:span><text:span text:style-name="_31_"> </text:span><text:span text:style-name="_38_">b</text:span><text:span text:style-name="_31_2">e</text:span><text:span text:style-name="_32_">t</text:span><text:span text:style-name="_39_">w</text:span><text:span text:style-name="_31_4">e</text:span><text:span text:style-name="_34_">e</text:span><text:span text:style-name="_39_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t</text:span><text:span text:style-name="_31_4">w</text:span><text:span text:style-name="_35_">o</text:span><text:span text:style-name="_36_"> </text:span><text:span text:style-name="_31_5">r</text:span><text:span text:style-name="_32_">o</text:span><text:span text:style-name="_37_">o</text:span><text:span text:style-name="_31_3">m</text:span><text:span text:style-name="_32_">s</text:span><text:span text:style-name="_39_">.</text:span><text:span text:style-name="_31_1"> </text:span><text:span text:style-name="_34_">A</text:span><text:span text:style-name="_38_">l</text:span><text:span text:style-name="_31_5">t</text:span><text:span text:style-name="_34_">e</text:span><text:span text:style-name="_38_">r</text:span><text:span text:style-name="_31_4">n</text:span><text:span text:style-name="_32_">a</text:span><text:span text:style-name="_38_">t</text:span><text:span text:style-name="_31_2">i</text:span><text:span text:style-name="_32_">v</text:span><text:span text:style-name="_39_">e</text:span><text:span text:style-name="_31_3">l</text:span><text:span text:style-name="_32_">y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q</text:span><text:span text:style-name="_39_">u</text:span><text:span text:style-name="_31_4">e</text:span><text:span text:style-name="_33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a</text:span><text:span text:style-name="_31_2">n</text:span><text:span text:style-name="_32_">s</text:span><text:span text:style-name="_37_">w</text:span><text:span text:style-name="_31_5">e</text:span><text:span text:style-name="_35_">r</text:span><text:span text:style-name="_39_">s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b</text:span><text:span text:style-name="_31_5">e</text:span><text:span text:style-name="_31_"> </text:span><text:span text:style-name="_39_">r</text:span><text:span text:style-name="_31_5">e</text:span><text:span text:style-name="_33_">p</text:span><text:span text:style-name="_31_0">e</text:span><text:span text:style-name="_31_5">a</text:span><text:span text:style-name="_34_">t</text:span><text:span text:style-name="_39_">e</text:span><text:span text:style-name="_31_5">d</text:span><text:span text:style-name="_31_"> </text:span><text:span text:style-name="_37_">b</text:span><text:span text:style-name="_31_5">y</text:span><text:span text:style-name="_31_"> </text:span><text:span text:style-name="_38_">a</text:span><text:span text:style-name="_31_5">n</text:span><text:span text:style-name="_31_"> </text:span><text:span text:style-name="_39_">i</text:span><text:span text:style-name="_31_3">n</text:span><text:span text:style-name="_33_">t</text:span><text:span text:style-name="_31_0">e</text:span><text:span text:style-name="_31_2">r</text:span><text:span text:style-name="_32_">m</text:span><text:span text:style-name="_37_">e</text:span><text:span text:style-name="_31_5">d</text:span><text:span text:style-name="_35_">i</text:span><text:span text:style-name="_39_">a</text:span><text:span text:style-name="_31_2">r</text:span><text:span text:style-name="_32_">y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2">b</text:span><text:span text:style-name="_35_">j</text:span><text:span text:style-name="_31_0">e</text:span><text:span text:style-name="_31_4">c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g</text:span><text:span text:style-name="_31_0">a</text:span><text:span text:style-name="_31_3">m</text:span><text:span text:style-name="_32_">e</text:span><text:span text:style-name="_36_"> </text:span><text:span text:style-name="_31_2">f</text:span><text:span text:style-name="_35_">o</text:span><text:span text:style-name="_39_">r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t</text:span><text:span text:style-name="_31_2">h</text:span><text:span text:style-name="_34_">i</text:span><text:span text:style-name="_38_">r</text:span><text:span text:style-name="_31_2">d</text:span><text:span text:style-name="_31_"> </text:span><text:span text:style-name="_38_">p</text:span><text:span text:style-name="_31_2">l</text:span><text:span text:style-name="_32_">a</text:span><text:span text:style-name="_37_">y</text:span><text:span text:style-name="_31_5">e</text:span><text:span text:style-name="_32_">r</text:span><text:span text:style-name="_36_"> </text:span><text:span text:style-name="_31_2">(</text:span><text:span text:style-name="_33_">B</text:span><text:span text:style-name="_39_">)</text:span><text:span text:style-name="_31_1"> </text:span><text:span text:style-name="_32_">i</text:span><text:span text:style-name="_38_">s</text:span><text:span text:style-name="_31_1"> </text:span><text:span text:style-name="_32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3:40.29</meta:creation-date>
    <dc:title>Haathi</dc:title>
    <meta:editing-duration>PT5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0:34:33.26</dc:date>
    <meta:template xlink:type="simple" xlink:actuate="onRequest" xlink:title="Haathi" xlink:href="file:///C:/Users/kwa/AppData/Roaming/OpenOffice/4/user/template/Haathi.ott" meta:date="2016-02-22T20:33:39.92"/>
  </office:meta>
</office:document-meta>
</file>